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able_20_Contents">
      <style:text-properties fo:font-size="2pt" style:font-size-asian="2pt" style:font-size-complex="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e CLAJ, Centre Liégeois d'Aide aux Jeunes, est agréé et reconnu par le ministère de l'Aide à la jeunesse comme service d'Aide en Milieu Ouvert (AMO). Il s'agit d'une ASBL active sur le grand Liège depuis 1970.<text:line-break/><text:line-break/>Notre mission est de mettre en place une aide préventive au bénéfice des jeunes de 0 à 22 ans et de leurs familles, dans leur milieu de vie et dans leurs rapports avec l'environnement social.<text:line-break/><text:line-break/>Cette aide comporte trois axes d'intervention : l'aide individuelle, la prévention social et éventuellement l'action collective.<text:line-break/><text:line-break/>Le CLAJ s'adresse donc aux jeunes, à leurs familles, à leurs proches mais aussi à toute personne active dans un domaine concernant la jeunesse. (Dans <text:a xlink:type="simple" xlink:href="http://claj.be/pages/pourqui.html" text:style-name="Internet_20_link" text:visited-style-name="Visited_20_Internet_20_Link">Pour qui, Pour quoi</text:a>, découvre des exemples d'actions concrètes développées par le Claj)<text:line-break/><text:line-break/>Pour remplir au mieux notre mission de proximité, Le CLAJ est présent au cœur de six quartiers de la ville de Liège :</text:p>
      <text:list xml:id="list6493338931155235671" text:style-name="L1">
        <text:list-item>
          <text:p text:style-name="P1">En outremeuse </text:p>
        </text:list-item>
        <text:list-item>
          <text:p text:style-name="P1">aux centre ville</text:p>
        </text:list-item>
        <text:list-item>
          <text:p text:style-name="P1">A sainte walburge – Equinoxe fm 105</text:p>
        </text:list-item>
        <text:list-item>
          <text:p text:style-name="P1">Aux vennes</text:p>
        </text:list-item>
        <text:list-item>
          <text:p text:style-name="P1">A droixhe</text:p>
        </text:list-item>
        <text:list-item>
          <text:p text:style-name="P1">A sainte Marguerite</text:p>
        </text:list-item>
      </text:list>
      <text:p text:style-name="Text_20_body"><text:line-break/>Dans <text:a xlink:type="simple" xlink:href="http://claj.be/pages/plan.html" office:target-frame-name="_parent" xlink:show="replace" text:style-name="Internet_20_link" text:visited-style-name="Visited_20_Internet_20_Link">C</text:a>ontact, tu trouveras les coordonnées de nos 6 antennes ainsi que leurs heures d'ouverture.<text:line-break/><text:line-break/>Le CLAJ, une équipe professionnelle et pluridisciplinaire qui travaille dans le respect du code de déontologie de l'Aide à la jeunesse et du secret professionnel. Notre service est entièrement gratu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gitte Ponet</meta:initial-creator>
    <meta:creation-date>2020-10-27T15:22:09.08</meta:creation-date>
    <meta:generator>OpenOffice/4.1.2$Win32 OpenOffice.org_project/412m3$Build-9782</meta:generator>
    <meta:document-statistic meta:table-count="0" meta:image-count="0" meta:object-count="0" meta:page-count="1" meta:paragraph-count="8" meta:word-count="219" meta:character-count="1301"/>
    <dc:date>2020-10-27T15:29:48.18</dc:date>
    <dc:creator>Brigitte Ponet</dc:creator>
    <meta:editing-duration>PT7M39S</meta:editing-duration>
    <meta:editing-cycles>1</meta:editing-cycles>
  </office:meta>
</office:document-meta>
</file>